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4544a" officeooo:paragraph-rsid="0594544a"/>
    </style:style>
    <style:style style:name="P6" style:family="paragraph" style:parent-style-name="Text_20_body">
      <style:text-properties officeooo:rsid="05987791" officeooo:paragraph-rsid="05987791"/>
    </style:style>
    <style:style style:name="P7" style:family="paragraph" style:parent-style-name="Text_20_body">
      <style:text-properties officeooo:rsid="05987791" officeooo:paragraph-rsid="0599cb6e"/>
    </style:style>
    <style:style style:name="P8" style:family="paragraph" style:parent-style-name="Text_20_body">
      <style:text-properties officeooo:rsid="0599cb6e" officeooo:paragraph-rsid="0599cb6e"/>
    </style:style>
    <style:style style:name="P9" style:family="paragraph" style:parent-style-name="Text_20_body">
      <style:text-properties officeooo:rsid="059b994a" officeooo:paragraph-rsid="059b994a"/>
    </style:style>
    <style:style style:name="P10" style:family="paragraph" style:parent-style-name="Text_20_body">
      <style:text-properties officeooo:rsid="059ba6ea" officeooo:paragraph-rsid="059ba6ea"/>
    </style:style>
    <style:style style:name="P11" style:family="paragraph" style:parent-style-name="Heading_20_2">
      <style:text-properties officeooo:paragraph-rsid="05195e16"/>
    </style:style>
    <style:style style:name="P12" style:family="paragraph" style:parent-style-name="Standard">
      <style:paragraph-properties style:line-height-at-least="0.198in" fo:text-align="end" style:justify-single-word="false" style:writing-mode="rl-tb"/>
      <style:text-properties fo:color="#000000" officeooo:rsid="0568f371" officeooo:paragraph-rsid="0568f371" fo:background-color="#ffffff"/>
    </style:style>
    <style:style style:name="P13" style:family="paragraph" style:parent-style-name="Heading_20_2">
      <style:paragraph-properties style:line-height-at-least="0.198in" fo:text-align="end" style:justify-single-word="false" style:writing-mode="rl-tb"/>
      <style:text-properties fo:color="#000000" officeooo:rsid="059ba6ea" officeooo:paragraph-rsid="059ba6ea" fo:background-color="#ffffff"/>
    </style:style>
    <style:style style:name="P14" style:family="paragraph" style:parent-style-name="Text_20_body" style:list-style-name="L1">
      <style:text-properties officeooo:rsid="059556ae" officeooo:paragraph-rsid="059556ae"/>
    </style:style>
    <style:style style:name="P15" style:family="paragraph" style:parent-style-name="Text_20_body" style:list-style-name="L1">
      <style:text-properties officeooo:rsid="05969526" officeooo:paragraph-rsid="05969526"/>
    </style:style>
    <style:style style:name="P16" style:family="paragraph" style:parent-style-name="Text_20_body" style:list-style-name="L2">
      <style:text-properties officeooo:paragraph-rsid="05195e16"/>
    </style:style>
    <style:style style:name="P17" style:family="paragraph" style:parent-style-name="Text_20_body" style:list-style-name="L2">
      <style:text-properties officeooo:rsid="051bc9a6" officeooo:paragraph-rsid="05195e16"/>
    </style:style>
    <style:style style:name="P18" style:family="paragraph" style:parent-style-name="Text_20_body" style:list-style-name="L2">
      <style:text-properties officeooo:rsid="05ac24b2" officeooo:paragraph-rsid="05ac24b2"/>
    </style:style>
    <style:style style:name="P19" style:family="paragraph" style:parent-style-name="Text_20_body" style:list-style-name="L2">
      <style:text-properties officeooo:rsid="0546e624" officeooo:paragraph-rsid="058cb8aa"/>
    </style:style>
    <style:style style:name="P20" style:family="paragraph" style:parent-style-name="Text_20_body">
      <style:text-properties officeooo:rsid="0599cb6e" officeooo:paragraph-rsid="0599cb6e"/>
    </style:style>
    <style:style style:name="P21" style:family="paragraph" style:parent-style-name="Text_20_body">
      <style:text-properties officeooo:rsid="05af212f" officeooo:paragraph-rsid="05af212f"/>
    </style:style>
    <style:style style:name="P22" style:family="paragraph" style:parent-style-name="Heading_20_1">
      <style:text-properties officeooo:rsid="0539cbe2" officeooo:paragraph-rsid="0539cbe2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officeooo:rsid="0539cb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58cb8aa" style:font-weight-asian="normal" style:font-weight-complex="normal"/>
    </style:style>
    <style:style style:name="T7" style:family="text">
      <style:text-properties style:font-name="Courier New" fo:font-size="12pt" fo:font-weight="normal" officeooo:rsid="057bc263" style:font-size-asian="12pt" style:font-weight-asian="normal" style:font-size-complex="12pt" style:font-weight-complex="normal"/>
    </style:style>
    <style:style style:name="T8" style:family="text">
      <style:text-properties officeooo:rsid="0594dea3"/>
    </style:style>
    <style:style style:name="T9" style:family="text">
      <style:text-properties officeooo:rsid="0598f728"/>
    </style:style>
    <style:style style:name="T10" style:family="text">
      <style:text-properties officeooo:rsid="0599cb6e"/>
    </style:style>
    <style:style style:name="T11" style:family="text">
      <style:text-properties officeooo:rsid="05a0bf1b"/>
    </style:style>
    <style:style style:name="T12" style:family="text">
      <style:text-properties officeooo:rsid="05adbf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הספריה <text:span text:style-name="T11">התקנית - אלגוריתמים</text:span></text:h>
      <text:p text:style-name="P5">האלגוריתמים בספריה התקנית מקבלים כקלט <text:span text:style-name="T4">זוג איטרטורים </text:span>ולא מיכל (זאת בניגוד לג'אבה. בג'אבה יש אלגוריתם סידור נפרד עבור List, עבור מערך של תוים, מערך של מספרים וכו'..)<text:span text:style-name="T8">. דוגמאות לאלגוריתמים (ראו בתיעוד הספריה; ראו דוגמאות בתיקיה 6):</text:span></text:p>
      <text:list xml:id="list2379627912" text:style-name="L1">
        <text:list-item>
          <text:p text:style-name="P14">סידור - sort</text:p>
        </text:list-item>
        <text:list-item>
          <text:p text:style-name="P14">מיזוג מערכים מסודרים - merge</text:p>
        </text:list-item>
        <text:list-item>
          <text:p text:style-name="P15">העתקה - copy</text:p>
        </text:list-item>
      </text:list>
      <text:p text:style-name="P6">האלגוריתמים האלה עובדים על איטרטורים, ולכן אפשר להשתמש בהם על כל מיכל התומך באיטרטורים מהסוג המתאים.</text:p>
      <text:p text:style-name="P6">לדוגמה, האלגוריתם sort עובד על איטרטורים מסוג RandomAccess. לכן אפשר להשתמש בו לסידור וקטור וגם מערך פרימיטיבי. </text:p>
      <text:p text:style-name="P7">אבל, אי אפשר להשתמש באלגוריתם sort לסידור list, כי <text:span text:style-name="T9">האיטרטור שלה הוא מסוג Bidirectional (לא תומך למשל בפעולת חיסור). </text:span></text:p>
      <text:p text:style-name="P8"><text:span text:style-name="T12">(</text:span>מה עושים? משתמשים בשיטת sort המיוחדת של list; ראו תיקיה 6<text:span text:style-name="T12">).</text:span></text:p>
      <text:p text:style-name="P21"/>
      <text:p text:style-name="P21">הפונקציה generate משמשת ליצירה אוטומטית של ערכים; הפונקציה bind משמשת לקשירת ארגומנט לפונקציה. ראו דוגמה בתיקיה 7.</text:p>
      <text:p text:style-name="P21"/>
      <text:p text:style-name="Heading_20_2">הודעות שגיאה</text:p>
      <text:p text:style-name="P6">אחד הקשיים העיקריים בעבודה עם STL <text:s/>הוא הודעות השגיאה. למשל, אם ננסה להריץ את אלגוריתם sort <text:span text:style-name="T10">על list, לא נקבל הודעה פשוטה שאומרת "אי אפשר להריץ sort על list", אלא הודעה ארוכה ומסובכת הנכנסת לפרטי התבניות בספריה התקנית (ראו דוגמה בתיקיה 6).</text:span></text:p>
      <text:p text:style-name="P8">כדי לפענח את הודעת השגיאה, צריך לחפש את ה-note המפנה לשורה בקוד שלנו, ומשם לנסות להבין מה הבעיה.</text:p>
      <text:p text:style-name="P8">ישנן ספריות המנסות לתת הודעות שגיאה משמעותיות יותר, למשל boost, STLFilt - לא ניכנס לזה בקורס הנוכחי.</text:p>
      <text:p text:style-name="P12"/>
      <text:p text:style-name="P13">ספריות נוספות</text:p>
      <text:p text:style-name="P10">בנוסף לספריה התקנית, יש ספריות נוספות. המקובלת ביותר היא boost היא "כמעט" תקנית - הרבה מהדברים בספריה התקנית התחילו את דרכם ב-boost, השתכללו והשתפרו, עד שבסוף נכנסו לספריה התקנית. לכן, אם חסר לכם משהו בספריה התקנית - נסו לחפש ב-boost.</text:p>
      <text:p text:style-name="P13"/>
      <text:p text:style-name="P11">מקורות</text:p>
      <text:list xml:id="list2378687026" text:style-name="L2">
        <text:list-item>
          <text:p text:style-name="P16">מצג<text:span text:style-name="T2">ו</text:span>ת של<text:span text:style-name="T1"> </text:span>אופיר פלא.</text:p>
        </text:list-item>
        <text:list-item>
          <text:p text:style-name="P17">Peter Gottschling, "Discovering Modern C++", chapter <text:span text:style-name="T3">4</text:span>.</text:p>
        </text:list-item>
        <text:list-item>
          <text:p text:style-name="P18">Marius Bancila, "Modern C++ Programming Cookbook", chapter 5</text:p>
        </text:list-item>
        <text:list-item>
          <text:p text:style-name="P19"><text:span text:style-name="T5">תיעוד הספריה התקנית</text:span><text:span text:style-name="T6">: </text:span><text:span text:style-name="T7">http://www.cplusplus.com/reference/stl</text:span>.</text:p>
        </text:list-item>
      </text:list>
      <text:p text:style-name="P4"/>
      <text:p text:style-name="P3">סיכם: אראל סגל-הלוי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2T16:37:01.944808126</dc:date>
    <meta:editing-duration>P11DT3H45M50S</meta:editing-duration>
    <meta:editing-cycles>1347</meta:editing-cycles>
    <dc:creator>Erel Segal-Halevi</dc:creator>
    <meta:document-statistic meta:table-count="0" meta:image-count="0" meta:object-count="0" meta:page-count="1" meta:paragraph-count="24" meta:word-count="293" meta:character-count="1748" meta:non-whitespace-character-count="1483"/>
  </office:meta>
</office:document-meta>
</file>